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table:style-name="Default"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Default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4450.22</text:p>
          </table:table-cell>
          <table:table-cell office:value-type="string" calcext:value-type="string">
            <text:p>26062</text:p>
          </table:table-cell>
          <table:table-cell office:value-type="string" calcext:value-type="string">
            <text:p>138752</text:p>
          </table:table-cell>
          <table:table-cell table:number-columns-repeated="2"/>
          <table:table-cell office:value-type="string" calcext:value-type="string">
            <text:p>229264</text:p>
          </table:table-cell>
          <table:table-cell table:number-columns-repeated="4"/>
          <table:table-cell office:value-type="string" calcext:value-type="string">
            <text:p>171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625.5</text:p>
          </table:table-cell>
          <table:table-cell table:number-columns-repeated="997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 style:data-style-name="N2" text:time-value="16:17:30.72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8T16:20:58.724000000</dc:date>
    <meta:editing-duration>P7DT16H3M9S</meta:editing-duration>
    <meta:editing-cycles>3364</meta:editing-cycles>
    <meta:document-statistic meta:table-count="6" meta:cell-count="9257" meta:object-count="0"/>
    <meta:user-defined meta:name="qrichtext">1</meta:user-defined>
  </office:meta>
</office:document-meta>
</file>